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d776" officeooo:paragraph-rsid="0015d776"/>
    </style:style>
    <style:style style:name="P2" style:family="paragraph" style:parent-style-name="Standard">
      <style:text-properties officeooo:rsid="00162350" officeooo:paragraph-rsid="00162350"/>
    </style:style>
    <style:style style:name="P3" style:family="paragraph" style:parent-style-name="Standard">
      <style:text-properties officeooo:rsid="001810eb" officeooo:paragraph-rsid="001810eb"/>
    </style:style>
    <style:style style:name="T1" style:family="text">
      <style:text-properties officeooo:rsid="0016127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Business understanding:</text:p>
      <text:p text:style-name="P1"><text:tab/>Obama spent more than Bush on defense, roughly $700 billion a year compared to $500 billion by Bush.</text:p>
      <text:p text:style-name="P1"><text:tab/>Bush fought 2001 recession with tax cut</text:p>
      <text:p text:style-name="P1"><text:tab/>Obama passed the %787 billion Economic Stimulus Act. This act created jobs in education and infrastructure. </text:p>
      <text:p text:style-name="P1"><text:tab/>Both presidents took action to address rising health care costs. The No.1 cause of bankruptcy is health care costs, even for those with incurance. Bush created the Medicare Part D prescription drug program. It added $550 billion to the debt. <text:span text:style-name="T1">Obama pushed through the Affordable Care Act. It is goal is to reduce health care costs.</text:span></text:p>
      <text:p text:style-name="P1"><text:tab/><text:span text:style-name="T1">Bush’s deficits were $3.3 trillion, an increase of 57 percent. Obama’s deficits were $6.6 trillion, a 56 percent increase.</text:span></text:p>
      <text:p text:style-name="P1"/>
      <text:p text:style-name="P1"/>
      <text:p text:style-name="P2">Bush tax cut reduced federal individual tax rates to their lowest level since Word War II, and government revenue as a share of gross domestic product declined from 20.9 in 2000 to 16.3% in 2004.</text:p>
      <text:p text:style-name="P2"/>
      <text:p text:style-name="P3">During the Bush Administration, real GDP has grown at an average annual rate of 2.5%.</text:p>
      <text:p text:style-name="P3"/>
      <text:p text:style-name="P3">The unemployment rate was 4.2% in January 2001, 4.6% in September 2006, and 7.2% in December 2008. Employment peaked in late 1999 and declined through 2008.<text:bookmark text:name="cite_ref-64"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7T16:03:18.478376405</meta:creation-date>
    <dc:date>2017-09-07T17:18:20.434548892</dc:date>
    <meta:editing-duration>PT23M51S</meta:editing-duration>
    <meta:editing-cycles>1</meta:editing-cycles>
    <meta:document-statistic meta:table-count="0" meta:image-count="0" meta:object-count="0" meta:page-count="1" meta:paragraph-count="9" meta:word-count="194" meta:character-count="1163" meta:non-whitespace-character-count="972"/>
    <meta:generator>LibreOffice/5.1.6.2$Linux_X86_64 LibreOffice_project/10m0$Build-2</meta:generator>
  </office:meta>
</office:document-meta>
</file>